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buntu Mono" svg:font-family="'Ubuntu Mono'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Ubuntu Mono" officeooo:rsid="00035034" officeooo:paragraph-rsid="00035034"/>
    </style:style>
    <style:style style:name="P2" style:family="paragraph" style:parent-style-name="Standard">
      <style:text-properties style:font-name="Ubuntu Mono" officeooo:rsid="0003e482" officeooo:paragraph-rsid="0003e482"/>
    </style:style>
    <style:style style:name="P3" style:family="paragraph" style:parent-style-name="Standard">
      <style:text-properties style:font-name="Ubuntu Mono" officeooo:paragraph-rsid="0003e482"/>
    </style:style>
    <style:style style:name="P4" style:family="paragraph" style:parent-style-name="Standard">
      <style:text-properties style:font-name="Ubuntu Mono" fo:font-weight="bold" officeooo:rsid="0008b52f" officeooo:paragraph-rsid="0008b52f" style:font-weight-asian="bold" style:font-weight-complex="bold"/>
    </style:style>
    <style:style style:name="P5" style:family="paragraph" style:parent-style-name="Standard">
      <style:text-properties style:font-name="Ubuntu Mono" officeooo:rsid="0008b52f" officeooo:paragraph-rsid="0008b52f"/>
    </style:style>
    <style:style style:name="P6" style:family="paragraph" style:parent-style-name="Standard">
      <style:text-properties style:font-name="Ubuntu Mono" officeooo:rsid="0008914e" officeooo:paragraph-rsid="0008914e"/>
    </style:style>
    <style:style style:name="P7" style:family="paragraph" style:parent-style-name="Standard">
      <style:text-properties style:font-name="Ubuntu Mono" officeooo:rsid="0005ba0f" officeooo:paragraph-rsid="0003e482"/>
    </style:style>
    <style:style style:name="P8" style:family="paragraph" style:parent-style-name="Standard">
      <style:text-properties style:font-name="Ubuntu Mono" officeooo:rsid="0005ba0f" officeooo:paragraph-rsid="0005ba0f"/>
    </style:style>
    <style:style style:name="P9" style:family="paragraph" style:parent-style-name="Standard">
      <style:text-properties style:font-name="Ubuntu Mono" officeooo:paragraph-rsid="0005ba0f"/>
    </style:style>
    <style:style style:name="T1" style:family="text">
      <style:text-properties officeooo:rsid="0003e482"/>
    </style:style>
    <style:style style:name="T2" style:family="text">
      <style:text-properties officeooo:rsid="00051af6"/>
    </style:style>
    <style:style style:name="T3" style:family="text">
      <style:text-properties officeooo:rsid="0005ba0f"/>
    </style:style>
    <style:style style:name="T4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ebsite Techtalk</text:p>
      <text:p text:style-name="P1"/>
      <text:p text:style-name="P1"/>
      <text:p text:style-name="P2">Controller: interpret browser requests and send <text:span text:style-name="T2">data </text:span>back</text:p>
      <text:p text:style-name="P3"><text:span text:style-name="T1">Template: </text:span><text:s/>pseudo-documents with placeholders and display logic</text:p>
      <text:p text:style-name="P3"/>
      <text:p text:style-name="P4">http.request</text:p>
      <text:p text:style-name="P4"/>
      <text:p text:style-name="P4"/>
      <text:p text:style-name="P3"/>
      <text:p text:style-name="P3"/>
      <text:p text:style-name="P4">http.route</text:p>
      <text:p text:style-name="P5"/>
      <text:p text:style-name="P6"><text:s/>A controller method can be associated to a route via the route() decorator, this decorator takes a routing string and some attributes to customize it's behaviour or security.</text:p>
      <text:p text:style-name="P5">The decorator method <text:span text:style-name="T4">must be a subclass of controller.</text:span></text:p>
      <text:p text:style-name="P6"/>
      <text:p text:style-name="P5">Class mycontroller(http.controller)</text:p>
      <text:p text:style-name="P5"/>
      <text:p text:style-name="P6"><text:tab/>@http.route('/mypath/', param1=val1, param2=val2)</text:p>
      <text:p text:style-name="P6"><text:tab/>def dostuff(self):</text:p>
      <text:p text:style-name="P6"><text:tab/><text:tab/></text:p>
      <text:p text:style-name="P3"/>
      <text:p text:style-name="P3"/>
      <text:p text:style-name="P7"/>
      <text:p text:style-name="P9"><text:span text:style-name="T3">Odoo uses the </text:span>Werkzeug <text:span text:style-name="T3">library for routing.</text:span></text:p>
      <text:p text:style-name="P9"/>
      <text:p text:style-name="P9">Werkzeug is a utility library for WSGI. WSGI itself is a protocol or convention that ensures that your web application can speak with the webserver and more importantly that web applications work nicely together.</text:p>
      <text:p text:style-name="P9"/>
      <text:p text:style-name="P8">http://werkzeug.pocoo.org/docs/0.9/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Ubuntu Mono" svg:font-family="'Ubuntu Mono'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Emphasis" style:family="text">
      <style:text-properties fo:font-style="italic" style:font-style-asian="italic" style:font-style-complex="italic"/>
    </style:style>
    <style:style style:name="Teletype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iovanni Capalbo</meta:initial-creator>
    <meta:creation-date>2015-01-09T10:05:15.001789898</meta:creation-date>
    <dc:date>2015-01-12T09:41:23.538965273</dc:date>
    <dc:creator>Giovanni Capalbo</dc:creator>
    <meta:editing-duration>PT7H3M24S</meta:editing-duration>
    <meta:editing-cycles>3</meta:editing-cycles>
    <meta:generator>LibreOffice/4.2.7.2$Linux_X86_64 LibreOffice_project/420m0$Build-2</meta:generator>
    <meta:document-statistic meta:table-count="0" meta:image-count="0" meta:object-count="0" meta:page-count="1" meta:paragraph-count="14" meta:word-count="105" meta:character-count="783" meta:non-whitespace-character-count="685"/>
  </office:meta>
</office:document-meta>
</file>